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adornments="Estánd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Estánd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3b110d" officeooo:paragraph-rsid="003b110d"/>
    </style:style>
    <style:style style:name="P2" style:family="paragraph" style:parent-style-name="Text_20_body">
      <style:text-properties officeooo:paragraph-rsid="003cdf87"/>
    </style:style>
    <style:style style:name="P3" style:family="paragraph" style:parent-style-name="Text_20_body">
      <style:text-properties officeooo:paragraph-rsid="00412a00"/>
    </style:style>
    <style:style style:name="P4" style:family="paragraph" style:parent-style-name="Text_20_body">
      <style:text-properties officeooo:rsid="00412a00" officeooo:paragraph-rsid="00412a00"/>
    </style:style>
    <style:style style:name="P5" style:family="paragraph" style:parent-style-name="Text_20_body">
      <style:text-properties fo:font-style="normal" officeooo:rsid="001a0897" officeooo:paragraph-rsid="003cdf87" style:font-style-asian="normal" style:font-style-complex="normal"/>
    </style:style>
    <style:style style:name="P6" style:family="paragraph" style:parent-style-name="Text_20_body">
      <style:text-properties fo:font-style="normal" officeooo:rsid="00421c92" officeooo:paragraph-rsid="00421c92" style:font-style-asian="normal" style:font-style-complex="normal"/>
    </style:style>
    <style:style style:name="P7" style:family="paragraph" style:parent-style-name="Text_20_body">
      <style:text-properties fo:font-style="normal" officeooo:rsid="003b110d" officeooo:paragraph-rsid="00427736" style:font-style-asian="normal" style:font-style-complex="normal"/>
    </style:style>
    <style:style style:name="P8" style:family="paragraph" style:parent-style-name="Text_20_body">
      <style:text-properties officeooo:paragraph-rsid="00421c92"/>
    </style:style>
    <style:style style:name="P9" style:family="paragraph" style:parent-style-name="Text_20_body">
      <style:text-properties officeooo:paragraph-rsid="0043aef4"/>
    </style:style>
    <style:style style:name="P10" style:family="paragraph" style:parent-style-name="Text_20_body">
      <style:text-properties officeooo:rsid="004501ce" officeooo:paragraph-rsid="004501ce"/>
    </style:style>
    <style:style style:name="P11" style:family="paragraph" style:parent-style-name="Text_20_body">
      <style:text-properties officeooo:rsid="004501ce" officeooo:paragraph-rsid="004759bc"/>
    </style:style>
    <style:style style:name="P12" style:family="paragraph" style:parent-style-name="Text_20_body">
      <style:text-properties officeooo:paragraph-rsid="004501ce"/>
    </style:style>
    <style:style style:name="P13" style:family="paragraph" style:parent-style-name="Text_20_body">
      <style:text-properties officeooo:paragraph-rsid="004759bc"/>
    </style:style>
    <style:style style:name="P14" style:family="paragraph" style:parent-style-name="Standard">
      <style:text-properties officeooo:rsid="001821b5" officeooo:paragraph-rsid="001821b5"/>
    </style:style>
    <style:style style:name="P15" style:family="paragraph" style:parent-style-name="codigo">
      <style:text-properties officeooo:paragraph-rsid="00421c92"/>
    </style:style>
    <style:style style:name="P16" style:family="paragraph" style:parent-style-name="codigo">
      <style:text-properties officeooo:rsid="00421c92" officeooo:paragraph-rsid="00421c92"/>
    </style:style>
    <style:style style:name="P17" style:family="paragraph" style:parent-style-name="codigo_20_solucion">
      <style:text-properties officeooo:paragraph-rsid="00412a00"/>
    </style:style>
    <style:style style:name="P18" style:family="paragraph" style:parent-style-name="codigo_20_solucion">
      <style:text-properties officeooo:rsid="00412a00" officeooo:paragraph-rsid="00412a00"/>
    </style:style>
    <style:style style:name="P19" style:family="paragraph" style:parent-style-name="codigo_20_solucion">
      <style:text-properties officeooo:rsid="00412a00" officeooo:paragraph-rsid="004501ce"/>
    </style:style>
    <style:style style:name="P20" style:family="paragraph" style:parent-style-name="codigo_20_solucion">
      <style:text-properties officeooo:paragraph-rsid="00421c92"/>
    </style:style>
    <style:style style:name="P21" style:family="paragraph" style:parent-style-name="codigo_20_solucion">
      <style:text-properties officeooo:paragraph-rsid="0043aef4"/>
    </style:style>
    <style:style style:name="P22" style:family="paragraph" style:parent-style-name="codigo_20_solucion">
      <style:text-properties officeooo:rsid="004501ce" officeooo:paragraph-rsid="004501ce"/>
    </style:style>
    <style:style style:name="P23" style:family="paragraph" style:parent-style-name="codigo_20_solucion">
      <style:text-properties officeooo:rsid="004501ce" officeooo:paragraph-rsid="004759bc"/>
    </style:style>
    <style:style style:name="P24" style:family="paragraph" style:parent-style-name="codigo_20_solucion">
      <style:text-properties officeooo:paragraph-rsid="004501ce"/>
    </style:style>
    <style:style style:name="P25" style:family="paragraph" style:parent-style-name="codigo_20_solucion">
      <style:text-properties officeooo:paragraph-rsid="004759bc"/>
    </style:style>
    <style:style style:name="P26" style:family="paragraph" style:parent-style-name="Text_20_body">
      <style:text-properties fo:font-style="normal" officeooo:rsid="00421c92" officeooo:paragraph-rsid="00427736" style:font-style-asian="normal" style:font-style-complex="normal"/>
    </style:style>
    <style:style style:name="P27" style:family="paragraph" style:parent-style-name="Heading_20_1">
      <style:text-properties officeooo:rsid="0040cc11" officeooo:paragraph-rsid="0040cc11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421c92" style:font-style-asian="normal" style:font-style-complex="normal"/>
    </style:style>
    <style:style style:name="T3" style:family="text">
      <style:text-properties officeooo:rsid="00412a00"/>
    </style:style>
    <style:style style:name="T4" style:family="text">
      <style:text-properties officeooo:rsid="00421c92"/>
    </style:style>
    <style:style style:name="T5" style:family="text">
      <style:text-properties officeooo:rsid="00427736"/>
    </style:style>
    <style:style style:name="T6" style:family="text">
      <style:text-properties officeooo:rsid="0043aef4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43aef4" style:font-weight-asian="bold" style:font-weight-complex="bold"/>
    </style:style>
    <style:style style:name="T9" style:family="text">
      <style:text-properties fo:font-weight="bold" officeooo:rsid="004501ce" style:font-weight-asian="bold" style:font-weight-complex="bold"/>
    </style:style>
    <style:style style:name="T10" style:family="text">
      <style:text-properties fo:font-weight="bold" officeooo:rsid="0048d87d" style:font-weight-asian="bold" style:font-weight-complex="bold"/>
    </style:style>
    <style:style style:name="T11" style:family="text">
      <style:text-properties officeooo:rsid="004501ce"/>
    </style:style>
    <style:style style:name="T12" style:family="text">
      <style:text-properties officeooo:rsid="00453736"/>
    </style:style>
    <style:style style:name="T13" style:family="text">
      <style:text-properties officeooo:rsid="004759bc"/>
    </style:style>
    <style:style style:name="T14" style:family="text">
      <style:text-properties fo:font-weight="normal" officeooo:rsid="004759bc" style:font-weight-asian="normal" style:font-weight-complex="normal"/>
    </style:style>
    <style:style style:name="T15" style:family="text">
      <style:text-properties officeooo:rsid="0048d87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Escenario I</text:h>
      <text:p text:style-name="P14"/>
      <text:p text:style-name="Text_20_body">Importa a máquina virtual Debian (DebianBaseAXBD.ova) desde as carpetas compartida (/public/segundo/ASXBD/).</text:p>
      <text:p text:style-name="P2">Conéctate por <text:s/>SSH á máquina virtual (modo bridge - ip propio en rede local): usuario:administrador</text:p>
      <text:p text:style-name="P2">Descarga desde o repositorio os scripts para a creación e poboación da base de datos:</text:p>
      <text:p text:style-name="P2"><text:a xlink:type="simple" xlink:href="https://github.com/monfero/asxbd" text:style-name="Internet_20_link" text:visited-style-name="Visited_20_Internet_20_Link">https://github.com/monfero/asxbd</text:a> </text:p>
      <text:p text:style-name="P17"><text:span text:style-name="T3">root@debianBase:~# </text:span><text:s/></text:p>
      <text:p text:style-name="P17">...</text:p>
      <text:p text:style-name="P2"/>
      <text:p text:style-name="P2">Crea a base de datos <text:span text:style-name="T8">escenario1</text:span><text:span text:style-name="T6"> </text:span>desde a consola de mysql co usuario root:</text:p>
      <text:p text:style-name="P17">MariaDB [<text:span text:style-name="T3">(none)</text:span>]&gt; </text:p>
      <text:p text:style-name="P17">...</text:p>
      <text:p text:style-name="P3"/>
      <text:p text:style-name="P9"><text:span text:style-name="T6">Crea as táboas na base de </text:span>datos <text:span text:style-name="T6">escenario1 utilizando o script de creación que descargaches de github. Utiliza</text:span> a liña de comandos bash:<text:span text:style-name="T6"> </text:span></text:p>
      <text:p text:style-name="P21"><text:span text:style-name="T3">root@debianBase:~# </text:span><text:s/></text:p>
      <text:p text:style-name="P21">...</text:p>
      <text:p text:style-name="P9"/>
      <text:p text:style-name="P2">Crea un usuario <text:span text:style-name="T7">co teu nome</text:span> con <text:span text:style-name="T6">todos os </text:span>permisos sobre <text:span text:style-name="T6">a base de datos escenario1 e conexión remota desde outra máquina:</text:span></text:p>
      <text:p text:style-name="P17">MariaDB [<text:span text:style-name="T3">(none)</text:span>]&gt; </text:p>
      <text:p text:style-name="P17">...</text:p>
      <text:p text:style-name="P2"/>
      <text:p text:style-name="P10">Configura mysql para que permita a conexión remota. Explica que cambios fixeches:</text:p>
      <text:p text:style-name="P22">...</text:p>
      <text:p text:style-name="P22">...</text:p>
      <text:p text:style-name="P10"/>
      <text:p text:style-name="P10">Conéctate a mysql desde a túa máquina de xeito remoto. Utiliza o usuario “co teu nome” que creaches antes.</text:p>
      <text:p text:style-name="P24"><text:span text:style-name="T11">UsuarioLocal@oTeuHost:~# </text:span><text:s/></text:p>
      <text:p text:style-name="P22">...</text:p>
      <text:p text:style-name="P2"/>
      <text:p text:style-name="P2">Crea <text:span text:style-name="T11">unha</text:span> función <text:span text:style-name="T9">maiorDeIdade(...)</text:span><text:span text:style-name="T11"> </text:span>que <text:span text:style-name="T11">recibe un valor enteiro e devolve [0|1] se o valor [non é|é] maior ou igual que 18.</text:span></text:p>
      <text:p text:style-name="P4">Código:</text:p>
      <text:p text:style-name="P16">esta función non funciona esta función funcióna esta función non funciona esta función funcióna esta función non funciona esta función funcióna esta función non funciona esta función funcióna </text:p>
      <text:p text:style-name="P4"/>
      <text:p text:style-name="P4">Carga da función na consola de mysql:</text:p>
      <text:p text:style-name="P17">MariaDB [<text:span text:style-name="T3">(escenario1)</text:span>]&gt; </text:p>
      <text:p text:style-name="P18">...</text:p>
      <text:p text:style-name="P2"/>
      <text:p text:style-name="P10">Comproba o funcionamento da función para o valor 15:</text:p>
      <text:p text:style-name="P24"><text:soft-page-break/>MariaDB [<text:span text:style-name="T3">(escenario1)</text:span>]&gt; </text:p>
      <text:p text:style-name="P19">...</text:p>
      <text:p text:style-name="P2"/>
      <text:p text:style-name="P10">Comproba o funcionamento da función para o valor 30:</text:p>
      <text:p text:style-name="P24">MariaDB [<text:span text:style-name="T3">(escenario1)</text:span>]&gt; </text:p>
      <text:p text:style-name="P19">...</text:p>
      <text:p text:style-name="P12"/>
      <text:p text:style-name="P2">Crea <text:span text:style-name="T11">un</text:span> procedemento <text:span text:style-name="T11">chamado </text:span><text:span text:style-name="T9">LogPersoas(...)</text:span><text:span text:style-name="T11">.</text:span></text:p>
      <text:p text:style-name="P10">O rexistro recibe un id, un nome, e un apelido e unha idade.</text:p>
      <text:p text:style-name="P10">Se a persoa é maior de idade engade un rexistro á táboa <text:span text:style-name="T7">adulto</text:span><text:span text:style-name="T14"> (tipo=”adulto”)</text:span></text:p>
      <text:p text:style-name="P11">Se a persoa é menor engade un rexistro á táboa <text:span text:style-name="T7">menor</text:span><text:span text:style-name="T14"> (tipo=”menor”)</text:span></text:p>
      <text:p text:style-name="P10">Dentro do procedemento tes que facer uso da función MaiorDeIdade() que definiches antes.</text:p>
      <text:p text:style-name="P4">Código:</text:p>
      <text:p text:style-name="P15"><text:span text:style-name="T4">procedemento procedemento procedemento</text:span> <text:span text:style-name="T4">procedemento procedemento procedemento</text:span> <text:span text:style-name="T4">procedemento procedemento procedemento</text:span> <text:span text:style-name="T4">procedemento procedemento procedemento</text:span> <text:span text:style-name="T4">procedemento procedemento procedemento</text:span> <text:span text:style-name="T4">procedemento procedemento</text:span></text:p>
      <text:p text:style-name="P4"/>
      <text:p text:style-name="P4">Carga do procedemento na consola de mysql:</text:p>
      <text:p text:style-name="P17">MariaDB [<text:span text:style-name="T3">(escenario1)</text:span>]&gt; </text:p>
      <text:p text:style-name="P18">...</text:p>
      <text:p text:style-name="P3"/>
      <text:p text:style-name="P2">Crea un trigger <text:span text:style-name="T9">disparaRexistro</text:span><text:span text:style-name="T11"> </text:span>que lanza o procedemento <text:span text:style-name="T12">LogPersoas</text:span> despois de cada inserción na táboa <text:span text:style-name="T12">persoa.</text:span></text:p>
      <text:p text:style-name="P4">Código:</text:p>
      <text:p text:style-name="P16">tres tristes triggers tres tristes triggers tres tristes triggers tres tristes triggers tres tristes triggers tres tristes triggers tres tristes triggers tres tristes triggers tres tristes triggers </text:p>
      <text:p text:style-name="P4"/>
      <text:p text:style-name="P4">Carga do trigger na consola de mysql:</text:p>
      <text:p text:style-name="P17">MariaDB [<text:span text:style-name="T3">(escenario1)</text:span>]&gt; </text:p>
      <text:p text:style-name="P18">...</text:p>
      <text:p text:style-name="P3"/>
      <text:p text:style-name="P2">Carga <text:span text:style-name="T13">insercións co teu usuario desde o teu host remoto:</text:span></text:p>
      <text:p text:style-name="P25"><text:span text:style-name="T11">UsuarioLocal@oTeuHost:~# </text:span><text:s/></text:p>
      <text:p text:style-name="P23">...</text:p>
      <text:p text:style-name="P13"/>
      <text:p text:style-name="P2">Crea unha vista <text:span text:style-name="T10">listaXente</text:span><text:span text:style-name="T15"> coa UNION das táboas</text:span> <text:span text:style-name="T13">adulto e menor </text:span>que mostre os resultados dunha mais de outra</text:p>
      <text:p text:style-name="P25">MariaDB [<text:span text:style-name="T3">(escenario1)</text:span>]&gt; </text:p>
      <text:p text:style-name="P20">...</text:p>
      <text:p text:style-name="P8"/>
      <text:p text:style-name="P13">Crea <text:span text:style-name="T13">un</text:span> usuario <text:s/>r_oTeuNome con permisos de lectura sobre <text:span text:style-name="T15">a vista </text:span><text:span text:style-name="T10">listaXente</text:span><text:span text:style-name="T15"> que poida conectarse desde calquera ubicación/máquina:</text:span></text:p>
      <text:p text:style-name="P25">MariaDB [<text:span text:style-name="T3">(none)</text:span>]&gt; </text:p>
      <text:p text:style-name="P25">...</text:p>
      <text:p text:style-name="P13"/>
      <text:p text:style-name="P5"><text:soft-page-break/></text:p>
      <text:p text:style-name="P6">Fai unha volcado/copia de seguridade da base de datos, <text:span text:style-name="T5">chámalle: backup_Escenario_I.sql</text:span></text:p>
      <text:p text:style-name="P20"><text:span text:style-name="T3">root@debianBase:~# </text:span><text:s/></text:p>
      <text:p text:style-name="P20">...</text:p>
      <text:h text:style-name="Heading_20_2" text:outline-level="2">Entrega</text:h>
      <text:p text:style-name="P1"><text:span text:style-name="T2">Salva este ficheiro, unha vez que o completes, co nome</text:span><text:span text:style-name="T1">: </text:span><text:span text:style-name="T2">ASXBD_Escenario_I</text:span><text:span text:style-name="T1">_OteuNome_OTeuAp</text:span><text:span text:style-name="T2">e</text:span><text:span text:style-name="T1">lido1.</text:span><text:span text:style-name="T2">odt</text:span></text:p>
      <text:p text:style-name="P26"/>
      <text:p text:style-name="P7">Engade todos os ficheiros a un único zip: <text:span text:style-name="T4">ASXBD_Escenario_I</text:span>_OteuNome_OTeuAp<text:span text:style-name="T4">e</text:span>lido1.<text:span text:style-name="T5">[zip|tar.gz]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adornments="Estánda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Estándar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Estándar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digo" style:family="paragraph" style:parent-style-name="Standard">
      <style:text-properties style:font-name="Courier New" fo:font-family="'Courier New'" style:font-style-name="Estándar" style:font-family-generic="modern" style:font-pitch="fixed" style:font-size-asian="10.5pt"/>
    </style:style>
    <style:style style:name="codigo_20_solucion" style:display-name="codigo solucion" style:family="paragraph" style:parent-style-name="codigo" style:master-page-name="">
      <loext:graphic-properties draw:fill="solid" draw:fill-color="#dddddd"/>
      <style:paragraph-properties style:page-number="auto" fo:background-color="#dddddd" style:shadow="none"/>
      <style:text-properties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90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1T11:47:26.277859834</meta:creation-date>
    <meta:generator>LibreOffice/6.0.6.2$Linux_X86_64 LibreOffice_project/00m0$Build-2</meta:generator>
    <dc:date>2018-11-29T00:12:08.738704966</dc:date>
    <meta:editing-duration>PT2H31M19S</meta:editing-duration>
    <meta:editing-cycles>27</meta:editing-cycles>
    <meta:document-statistic meta:table-count="0" meta:image-count="0" meta:object-count="0" meta:page-count="3" meta:paragraph-count="65" meta:word-count="461" meta:character-count="3214" meta:non-whitespace-character-count="2793"/>
  </office:meta>
</office:document-meta>
</file>